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size="2pt" style:font-size-asian="2pt" style:font-size-complex="2pt"/>
    </style:style>
    <style:style style:name="P2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loext:padding="0in" loext:border="none"/>
    </style:style>
    <style:style style:name="P3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139320" loext:padding="0in" loext:border="non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font-weight="bold"/>
    </style:style>
    <style:style style:name="T2" style:family="text">
      <style:text-properties officeooo:rsid="001393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USA Closeout Group's Return Policy</text:span><text:line-break/>Most unopened items sold by USA Closeout Group in new condition and returned within <text:span text:style-name="T2">3</text:span>0 days will receive a refund or exchange. The return window for items sold on USACloseout<text:span text:style-name="T2">G</text:span>roup.com begins once the order has been invoiced. Invoicing happens when any part of the order is shipped. Some items sold by USA Closeout Group have a modified return policy noted on the receipt, packing slip, USA Closeout Group policy board (refund exceptions), USACloseout<text:span text:style-name="T2">G</text:span>roup.com or in the item description. Items that are opened or damaged or do not have a receipt may be denied a refund or exchang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15:07:34.949164913</meta:creation-date>
    <dc:date>2022-09-23T15:12:08.904616206</dc:date>
    <meta:editing-duration>PT4M35S</meta:editing-duration>
    <meta:editing-cycles>1</meta:editing-cycles>
    <meta:document-statistic meta:table-count="0" meta:image-count="0" meta:object-count="0" meta:page-count="1" meta:paragraph-count="1" meta:word-count="102" meta:character-count="616" meta:non-whitespace-character-count="515"/>
    <meta:generator>LibreOffice/7.3.5.2$Linux_X86_64 LibreOffice_project/30$Build-2</meta:generator>
  </office:meta>
</office:document-meta>
</file>